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ds@zds-virtual-machine:~/FedMark-Bench$ ./scripts/resume.sh</text:p>
      <text:p text:style-name="Standard">🚀 Starting Multi-Cluster FedMark Recovery (V7.0)...</text:p>
      <text:p text:style-name="Standard">🐳 Checking physical containers...</text:p>
      <text:p text:style-name="Standard"><text:s text:c="2"/>- Starting member-1-control-plane...</text:p>
      <text:p text:style-name="Standard"><text:s text:c="2"/>- Starting karmada-host-control-plane...</text:p>
      <text:p text:style-name="Standard">--- Step 1: Aligning Member-1 Nodes &amp; RBAC ---</text:p>
      <text:p text:style-name="Standard">Switched to context "kind-member-1".</text:p>
      <text:p text:style-name="Standard">node/member-1-node-1 unchanged</text:p>
      <text:p text:style-name="Standard">node/member-1-node-2 unchanged</text:p>
      <text:p text:style-name="Standard">node/member-1-node-3 unchanged</text:p>
      <text:p text:style-name="Standard">node/member-1-node-4 unchanged</text:p>
      <text:p text:style-name="Standard">node/member-1-node-5 unchanged</text:p>
      <text:p text:style-name="Standard">node/member-1-node-6 unchanged</text:p>
      <text:p text:style-name="Standard">node/member-1-node-7 unchanged</text:p>
      <text:p text:style-name="Standard">node/member-1-node-8 unchanged</text:p>
      <text:p text:style-name="Standard">node/member-1-node-9 unchanged</text:p>
      <text:p text:style-name="Standard">node/member-1-node-10 unchanged</text:p>
      <text:p text:style-name="Standard">stage.kwok.x-k8s.io/node-ready unchanged</text:p>
      <text:p text:style-name="Standard">node/member-1-node-1 patched (no change)</text:p>
      <text:p text:style-name="Standard">node/member-1-node-2 patched (no change)</text:p>
      <text:p text:style-name="Standard">node/member-1-node-3 patched (no change)</text:p>
      <text:p text:style-name="Standard">node/member-1-node-4 patched (no change)</text:p>
      <text:p text:style-name="Standard">node/member-1-node-5 patched (no change)</text:p>
      <text:p text:style-name="Standard">node/member-1-node-6 patched (no change)</text:p>
      <text:p text:style-name="Standard">node/member-1-node-7 patched (no change)</text:p>
      <text:p text:style-name="Standard">node/member-1-node-8 patched (no change)</text:p>
      <text:p text:style-name="Standard">node/member-1-node-9 patched (no change)</text:p>
      <text:p text:style-name="Standard">node/member-1-node-10 patched (no change)</text:p>
      <text:p text:style-name="Standard">secret/karmada-admin-token unchanged</text:p>
      <text:p text:style-name="Standard">--- Step 2: Waking up Federation Brain ---</text:p>
      <text:p text:style-name="Standard">Switched to context "kind-karmada-host".</text:p>
      <text:p text:style-name="Standard">deployment.apps/karmada-aggregated-apiserver scaled</text:p>
      <text:p text:style-name="Standard">deployment.apps/karmada-apiserver scaled</text:p>
      <text:p text:style-name="Standard">deployment.apps/karmada-controller-manager scaled</text:p>
      <text:p text:style-name="Standard">deployment.apps/karmada-scheduler scaled</text:p>
      <text:p text:style-name="Standard">deployment.apps/karmada-webhook scaled</text:p>
      <text:p text:style-name="Standard">deployment.apps/kube-controller-manager scaled</text:p>
      <text:p text:style-name="Standard">⏳ Waiting for Karmada API Server to be responsive...</text:p>
      <text:p text:style-name="Standard">.........................................</text:p>
      <text:p text:style-name="Standard">✅ Federation Brain is Online.</text:p>
      <text:p text:style-name="Standard">secret/member-1-secret unchanged</text:p>
      <text:p text:style-name="Standard">cluster.cluster.karmada.io/member-1 unchanged</text:p>
      <text:p text:style-name="Standard">--- Step 3: Re-applying Policies &amp; Workloads ---</text:p>
      <text:p text:style-name="Standard">propagationpolicy.policy.karmada.io/nginx-propagation configured</text:p>
      <text:p text:style-name="Standard">deployment.apps/nginx-fed scaled</text:p>
      <text:p text:style-name="Standard">🌟 All systems aligned.</text:p>
      <text:p text:style-name="Standard">================================================</text:p>
      <text:p text:style-name="Standard">🛰️ <text:s/>FedMark Multi-Cluster Inspector Engine</text:p>
      <text:p text:style-name="Standard">================================================</text:p>
      <text:p text:style-name="Standard"/>
      <text:p text:style-name="Standard">🐳 [1/6] Container Infrastructure (Docker)</text:p>
      <text:p text:style-name="Standard"><text:soft-page-break/>failed to execute template: template: :1:55: executing "" at &lt;.NetworkSettings.Networks&gt;: can't evaluate field NetworkSettings in type *formatter.ContainerContext</text:p>
      <text:p text:style-name="Standard"/>
      <text:p text:style-name="Standard">🧠 [2/6] Federation Control Plane (Host View)</text:p>
      <text:p text:style-name="Standard">Karmada Endpoint: Online</text:p>
      <text:p text:style-name="Standard"><text:s text:c="2"/>- Cluster: member-1 <text:s text:c="4"/>| READY: True <text:s/>| Version: v1.27.3</text:p>
      <text:p text:style-name="Standard"/>
      <text:p text:style-name="Standard">🤖 [3/6] Compute Resources (Member-1 View)</text:p>
      <text:p text:style-name="Standard"><text:s text:c="2"/>- Total Nodes: 12</text:p>
      <text:p text:style-name="Standard"><text:s text:c="2"/>- KWOK Ready : 10 / 10</text:p>
      <text:p text:style-name="Standard"><text:s text:c="2"/>- HW Profile Injected: YES</text:p>
      <text:p text:style-name="Standard"/>
      <text:p text:style-name="Standard">🚀 [4/6] Workload Distribution (Member-1 Context)</text:p>
      <text:p text:style-name="Standard"><text:s text:c="2"/>- Namespace: fed-workload (Active)</text:p>
      <text:p text:style-name="Standard"><text:s text:c="2"/>- Running Pods: 0</text:p>
      <text:p text:style-name="Standard"><text:s text:c="2"/>- Node Distribution:</text:p>
      <text:p text:style-name="Standard"/>
      <text:p text:style-name="Standard">🎡 [5/6] System Components (Host Context)</text:p>
      <text:p text:style-name="Standard"><text:s text:c="2"/>- Karmada Core <text:s text:c="2"/>: 7 Running</text:p>
      <text:p text:style-name="Standard"><text:s text:c="2"/>- Monitoring Stack: 0 Running</text:p>
      <text:p text:style-name="Standard"/>
      <text:p text:style-name="Standard">🔐 [6/6] Security &amp; Connectivity</text:p>
      <text:p text:style-name="Standard"><text:s text:c="2"/>- TLS caBundle: Injected</text:p>
      <text:p text:style-name="Standard"/>
      <text:p text:style-name="Standard">================================================</text:p>
      <text:p text:style-name="Standard">✅ Inspection Complete.</text:p>
      <text:p text:style-name="Standard">zds@zds-virtual-machine:~/FedMark-Bench$ ./scripts/push_all.sh</text:p>
      <text:p text:style-name="Standard">📦 Starting full synchronization to GitHub...</text:p>
      <text:p text:style-name="Standard">🔍 Scanning for changes...</text:p>
      <text:p text:style-name="Standard"><text:s/>M host-config.yaml</text:p>
      <text:p text:style-name="Standard"><text:s/>M kind-config.yaml</text:p>
      <text:p text:style-name="Standard"><text:s/>M note.txt</text:p>
      <text:p text:style-name="Standard"><text:s/>M scripts/resume.sh</text:p>
      <text:p text:style-name="Standard">?? scripts/docker_fix.py</text:p>
      <text:p text:style-name="Standard">?? scripts/safe-exit.sh</text:p>
      <text:p text:style-name="Standard">[master 6e38a58] sync: automatic backup at 2026-04-22 20:53:08</text:p>
      <text:p text:style-name="Standard"><text:s/>6 files changed, 100 insertions(+), 34 deletions(-)</text:p>
      <text:p text:style-name="Standard"><text:s/>create mode 100644 scripts/docker_fix.py</text:p>
      <text:p text:style-name="Standard"><text:s/>create mode 100755 scripts/safe-exit.sh</text:p>
      <text:p text:style-name="Standard">🚀 Pushing to remote...</text:p>
      <text:p text:style-name="Standard">Enumerating objects: 15, done.</text:p>
      <text:p text:style-name="Standard">Counting objects: 100% (15/15), done.</text:p>
      <text:p text:style-name="Standard">Delta compression using up to 8 threads</text:p>
      <text:p text:style-name="Standard">Compressing objects: 100% (9/9), done.</text:p>
      <text:p text:style-name="Standard">Writing objects: 100% (9/9), 3.12 KiB | 3.12 MiB/s, done.</text:p>
      <text:p text:style-name="Standard">Total 9 (delta 4), reused 0 (delta 0), pack-reused 0</text:p>
      <text:p text:style-name="Standard">remote: Resolving deltas: 100% (4/4), completed with 3 local objects.</text:p>
      <text:p text:style-name="Standard">To github.com:Surtalaevateinn/FedMark-Bench.git</text:p>
      <text:p text:style-name="Standard"><text:s text:c="3"/>001a252..6e38a58 <text:s/>master -&gt; master</text:p>
      <text:p text:style-name="Standard">✅ All assets synchronized to Surtalaevateinn/FedMark-Bench.</text:p>
      <text:p text:style-name="Standard">zds@zds-virtual-machine:~/FedMark-Bench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20:54:47.524077845</meta:creation-date>
    <dc:date>2026-04-22T20:55:42.233516844</dc:date>
    <meta:editing-duration>PT55S</meta:editing-duration>
    <meta:editing-cycles>1</meta:editing-cycles>
    <meta:document-statistic meta:table-count="0" meta:image-count="0" meta:object-count="0" meta:page-count="2" meta:paragraph-count="94" meta:word-count="386" meta:character-count="3697" meta:non-whitespace-character-count="3361"/>
    <meta:generator>LibreOffice/7.3.7.2$Linux_X86_64 LibreOffice_project/30$Build-2</meta:generator>
  </office:meta>
</office:document-meta>
</file>